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use-window-font-color="true" style:font-name="Times New Roman1" fo:font-size="16pt" fo:font-weight="bold" fo:background-color="transparent" style:font-name-asian="Times New Roman1" style:font-name-complex="Times New Roman1"/>
    </style:style>
    <style:style style:name="T2" style:family="text">
      <style:text-properties style:use-window-font-color="true" style:font-name="Times New Roman1" fo:background-color="transparent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Zusammenfassung von „NeuroLOG: sharing neuroimaging data using an ontology-based federated approach“</text:span></text:p>
      <text:p text:style-name="P1"><text:span text:style-name="T1"/></text:p>
      <text:p text:style-name="P2"><text:span text:style-name="T2">Das Paper in [1] handelt vom Aufbau der Data-Management Schicht des von 2007-2010 entwickelten Projekts NeuroLOG, das eine verteilte Plattform darstellt, um multi-zentrische Studien im Bereich der Neurowissenschaften zu unterstützen. 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[1] NeuroLOG: sharing neuroimaging data using an ontology-based federated approach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Goeth</meta:initial-creator>
    <meta:creation-date>2015-11-06T17:44:28.84</meta:creation-date>
    <dc:date>2015-11-06T18:20:44.20</dc:date>
    <dc:creator>David Goeth</dc:creator>
    <meta:editing-duration>PT36M13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1" meta:paragraph-count="3" meta:word-count="51" meta:character-count="417"/>
  </office:meta>
</office:document-meta>
</file>